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90000005E766CCF22.png"/>
  <manifest:file-entry manifest:media-type="" manifest:full-path="Pictures/2000000D00002D56000027B0D7BC4283.svm"/>
  <manifest:file-entry manifest:media-type="image/png" manifest:full-path="Pictures/100000000000004B00000027DEFE39C7.png"/>
  <manifest:file-entry manifest:media-type="image/png" manifest:full-path="Pictures/100000000000010A00000099A95C9E50.png"/>
  <manifest:file-entry manifest:media-type="" manifest:full-path="Pictures/2000000D0000160C000010F3A598A678.svm"/>
  <manifest:file-entry manifest:media-type="image/png" manifest:full-path="Pictures/10000000000001E90000005E9F536DCA.png"/>
  <manifest:file-entry manifest:media-type="image/png" manifest:full-path="Pictures/100002010000032000000320FF174D4F.png"/>
  <manifest:file-entry manifest:media-type="image/png" manifest:full-path="Pictures/100000000000001600000023A7F2C4D4.png"/>
  <manifest:file-entry manifest:media-type="image/png" manifest:full-path="Pictures/100000000000021F0000001D743B5871.png"/>
  <manifest:file-entry manifest:media-type="image/png" manifest:full-path="Pictures/100000000000005B0000001B31BD6543.png"/>
  <manifest:file-entry manifest:media-type="image/png" manifest:full-path="Pictures/100000000000004B00000023BA5FA20A.png"/>
  <manifest:file-entry manifest:media-type="image/png" manifest:full-path="Pictures/100000000000002C00000046FC95B0C3.png"/>
  <manifest:file-entry manifest:media-type="" manifest:full-path="Pictures/2000000D00000F4B0000088BA344F897.svm"/>
  <manifest:file-entry manifest:media-type="image/png" manifest:full-path="Pictures/10000000000000E00000002BB3E29BCF.png"/>
  <manifest:file-entry manifest:media-type="image/png" manifest:full-path="Pictures/10000000000000FD000000E55B1006F3.png"/>
  <manifest:file-entry manifest:media-type="image/png" manifest:full-path="Pictures/1000000000000248000000564472F9B8.png"/>
  <manifest:file-entry manifest:media-type="" manifest:full-path="Pictures/2000000D0000303B0000095E7325770B.svm"/>
  <manifest:file-entry manifest:media-type="image/png" manifest:full-path="Pictures/100000000000012A000000F0D75B53A1.png"/>
  <manifest:file-entry manifest:media-type="" manifest:full-path="Pictures/2000000D000010CF00000FFC45ADA959.svm"/>
  <manifest:file-entry manifest:media-type="image/png" manifest:full-path="Pictures/10000000000000C7000000785772F654.png"/>
  <manifest:file-entry manifest:media-type="image/png" manifest:full-path="Pictures/100000000000013C0000004DC1BF3B80.png"/>
  <manifest:file-entry manifest:media-type="image/png" manifest:full-path="Pictures/100000000000006F000000231BE8568E.png"/>
  <manifest:file-entry manifest:media-type="image/png" manifest:full-path="Pictures/10000000000001E90000005E5F6CBB13.png"/>
  <manifest:file-entry manifest:media-type="image/png" manifest:full-path="Pictures/1000000000000125000000391C2A5D19.png"/>
  <manifest:file-entry manifest:media-type="image/png" manifest:full-path="Pictures/100000000000032000000258103034B4.png"/>
  <manifest:file-entry manifest:media-type="" manifest:full-path="Pictures/2000000D00000CAD00000CADD69EDCD7.svm"/>
  <manifest:file-entry manifest:media-type="image/png" manifest:full-path="Pictures/10000000000000B4000000F0E219AEE4.png"/>
  <manifest:file-entry manifest:media-type="image/png" manifest:full-path="Pictures/100000000000002C00000046210A2E1D.png"/>
  <manifest:file-entry manifest:media-type="image/png" manifest:full-path="Pictures/100000000000001600000023AF0976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0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fill-color="#99cc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solid" draw:fill-color="#000000" draw:opacity="5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000000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solid" draw:fill-color="#000000" draw:opacity="3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000000" draw:opacity="31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000000" draw:opacity="8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solid" draw:fill-color="#000000" draw:opacity="8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solid" draw:fill-color="#000000" draw:opacity="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000000" draw:opacity="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000000" draw:opacity="7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solid" draw:fill-color="#000000" draw:opacity="7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solid" draw:fill-color="#000000" draw:opacity="1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000000" draw:opacity="1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solid" draw:fill-color="#000000" draw:opacity="4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000000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000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000000" draw:opacity="6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000000" draw:opacity="5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000000" draw:opacity="5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000000" draw:opacity="4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solid" draw:fill-color="#000000" draw:opacity="47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solid" draw:fill-color="#000000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solid" draw:fill-color="#000000" draw:opacity="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31" style:family="graphic" style:parent-style-name="standard">
      <style:graphic-properties draw:stroke="none" draw:fill="solid" draw:fill-color="#000000" draw:opacity="7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draw:fill="solid" draw:fill-color="#000000" draw:opacity="1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solid" draw:fill-color="#000000" draw:opacity="1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000000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solid" draw:fill-color="#000000" draw:opacity="6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solid" draw:fill-color="#00000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000000" draw:opacity="9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solid" draw:fill-color="#000000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solid" draw:fill-color="#000000" draw:opacity="8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solid" draw:fill-color="#000000" draw:opacity="1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draw:fill="solid" draw:fill-color="#000000" draw:opacity="7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1.411cm" svg:stroke-color="#ff0000" draw:stroke-linejoin="miter" draw:fill="none" draw:fill-color="#99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1.76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99ccff" draw:textarea-horizontal-align="justify" draw:textarea-vertical-align="top" draw:auto-grow-height="true" fo:min-height="5.08cm" fo:min-width="14.179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="none" draw:fill-color="#99ccff" draw:textarea-horizontal-align="justify" draw:textarea-vertical-align="top" draw:auto-grow-height="true" fo:min-height="1.694cm" fo:min-width="12.935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none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none" draw:fill="none" draw:fill-color="#99cc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draw:fill="none" draw:fill-color="#99ccff" draw:textarea-horizontal-align="left" draw:textarea-vertical-align="top" draw:auto-grow-height="true" fo:min-height="1.01cm" fo:min-width="0.012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2.648cm" fo:padding-top="0.13cm" fo:padding-bottom="0.13cm" fo:padding-left="0.25cm" fo:padding-right="0.25cm" fo:wrap-option="no-wrap"/>
    </style:style>
    <style:style style:name="gr56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4.35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18cm" svg:stroke-color="#ff0000" draw:stroke-linejoin="miter" draw:fill="none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176cm" svg:stroke-color="#ff0000" draw:stroke-linejoin="miter" draw:fill="solid" draw:fill-color="#ffbac0" draw:opacity="2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035cm" svg:stroke-color="#ff0000" draw:stroke-linejoin="miter" draw:fill="none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solid" svg:stroke-width="0.176cm" svg:stroke-color="#ff0000" draw:stroke-linejoin="miter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353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353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353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1.058cm" svg:stroke-color="#0ebf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1.058cm" svg:stroke-color="#0eb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176cm" svg:stroke-color="#ff0000" draw:stroke-linejoin="miter" draw:fill="solid" draw:fill-color="#ffbac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solid" svg:stroke-width="2.117cm" svg:stroke-color="#b8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2.117cm" svg:stroke-color="#b800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2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3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899cm" fo:padding-top="0.13cm" fo:padding-bottom="0.13cm" fo:padding-left="0.25cm" fo:padding-right="0.25cm" fo:wrap-option="no-wrap"/>
    </style:style>
    <style:style style:name="gr84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6.36cm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26cm" svg:stroke-color="#000000" draw:marker-start="Arrowheads_20_4" draw:marker-start-width="0.21cm" draw:marker-start-center="false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26cm" svg:stroke-color="#000000" draw:marker-start="Arrowheads_20_6" draw:marker-start-width="0.21cm" draw:marker-start-center="false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26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26cm" svg:stroke-color="#000000" draw:marker-start="Arrowheads_20_10" draw:marker-start-width="0.21cm" draw:marker-start-center="false" draw:marker-end="Arrowheads_20_1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106cm" svg:stroke-color="#000000" draw:marker-end="Arrowheads_20_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106cm" svg:stroke-color="#00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solid" svg:stroke-width="0.106cm" svg:stroke-color="#000000" draw:marker-end="Arrowheads_20_1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>
      <style:graphic-properties draw:stroke="solid" svg:stroke-width="0.106cm" svg:stroke-color="#00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solid" svg:stroke-width="0.106cm" svg:stroke-color="#000000" draw:marker-end="Arrowheads_20_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>
      <style:graphic-properties draw:stroke="solid" svg:stroke-width="0.106cm" svg:stroke-color="#000000" draw:marker-end="Arrowheads_20_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>
      <style:graphic-properties draw:stroke="solid" svg:stroke-width="0.106cm" svg:stroke-color="#000000" draw:marker-end="Arrowheads_20_2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>
      <style:graphic-properties draw:stroke="solid" svg:stroke-width="0.106cm" svg:stroke-color="#000000" draw:marker-end="Arrowheads_20_2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3" style:family="graphic" style:parent-style-name="standard">
      <style:graphic-properties draw:stroke="solid" svg:stroke-width="0.106cm" svg:stroke-color="#000000" draw:marker-end="Arrowheads_20_2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>
      <style:graphic-properties draw:stroke="solid" svg:stroke-width="0.106cm" svg:stroke-color="#000000" draw:marker-end="Arrowheads_20_2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106cm" svg:stroke-color="#000000" draw:marker-end="Arrowheads_20_2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>
      <style:graphic-properties draw:stroke="solid" svg:stroke-width="0.106cm" svg:stroke-color="#000000" draw:marker-end="Arrowheads_20_2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>
      <style:graphic-properties draw:stroke="solid" svg:stroke-width="0.106cm" svg:stroke-color="#000000" draw:marker-end="Arrowheads_20_2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none" draw:fill="solid" draw:fill-color="#e8eae9" draw:opacity="55%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0" style:family="graphic" style:parent-style-name="standard">
      <style:graphic-properties draw:stroke="solid" svg:stroke-width="0.106cm" svg:stroke-color="#000000" draw:marker-end="Arrowheads_20_2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>
      <style:graphic-properties draw:stroke="solid" svg:stroke-width="0.106cm" svg:stroke-color="#000000" draw:marker-end="Arrowheads_20_3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2" style:family="graphic" style:parent-style-name="standard">
      <style:graphic-properties draw:stroke="solid" svg:stroke-width="0.106cm" svg:stroke-color="#000000" draw:marker-end="Arrowheads_20_3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3" style:family="graphic" style:parent-style-name="standard">
      <style:graphic-properties draw:stroke="solid" svg:stroke-width="0.106cm" svg:stroke-color="#000000" draw:marker-end="Arrowheads_20_3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106cm" svg:stroke-color="#000000" draw:marker-end="Arrowheads_20_3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>
      <style:graphic-properties draw:stroke="solid" svg:stroke-width="0.106cm" svg:stroke-color="#000000" draw:marker-end="Arrowheads_20_3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106cm" svg:stroke-color="#000000" draw:marker-end="Arrowheads_20_3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106cm" svg:stroke-color="#000000" draw:marker-end="Arrowheads_20_3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>
      <style:graphic-properties draw:stroke="solid" svg:stroke-width="0.106cm" svg:stroke-color="#000000" draw:marker-end="Arrowheads_20_3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2" style:family="presentation" style:parent-style-name="Title1-subtitle">
      <style:graphic-properties draw:stroke="none" draw:fill="none" draw:fill-color="#99cc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notes">
      <style:graphic-properties draw:stroke="none" draw:fill="none" draw:fill-color="#bbe0e3" draw:auto-grow-height="true" fo:min-height="11.432cm"/>
    </style:style>
    <style:style style:name="pr5" style:family="presentation" style:parent-style-name="Default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6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7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 style:writing-mode="lr-tb" style:font-independent-line-spacing="true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529cm" fo:margin-bottom="0cm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text-position="30%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mic Sans MS'" style:font-pitch="fixed" fo:font-size="120pt" style:font-size-asian="120pt" style:font-size-complex="120pt"/>
    </style:style>
    <style:style style:name="T6" style:family="text">
      <style:text-properties fo:font-size="40pt" fo:language="en" fo:country="US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Times New Roman'" style:font-pitch="fixed" fo:font-size="88pt" style:font-size-asian="88pt" style:font-size-complex="88pt"/>
    </style:style>
    <style:style style:name="T10" style:family="text">
      <style:text-properties fo:color="#b80000" fo:font-family="'Times New Roman'" style:font-pitch="fixed" fo:font-size="88pt" style:font-size-asian="88pt" style:font-size-complex="88pt"/>
    </style:style>
    <style:style style:name="T11" style:family="text">
      <style:text-properties fo:font-family="'Times New Roman'" style:font-pitch="fixed"/>
    </style:style>
    <style:style style:name="T12" style:family="text">
      <style:text-properties fo:font-family="'Times New Roman'" style:font-pitch="fixed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fixed" style:font-charset="x-symbol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8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body>
    <office:presentation>
      <draw:page draw:name="Building Machines to Represent Quantum State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9cm" svg:height="3.985cm" svg:x="2.505cm" svg:y="5.945cm" presentation:class="title" presentation:user-transformed="true">
          <draw:text-box>
            <text:list text:style-name="L1">
              <text:list-header>
                <text:p text:style-name="P1"><text:span text:style-name="T1">Building Machines to Represent Quantum States</text:span></text:p>
              </text:list-header>
            </text:list>
          </draw:text-box>
        </draw:frame>
        <draw:frame presentation:style-name="pr2" draw:text-style-name="P2" draw:layer="layout" svg:width="17.78cm" svg:height="4.887cm" svg:x="5.715cm" svg:y="10.582cm" presentation:class="subtitle" presentation:user-transformed="true">
          <draw:text-box>
            <text:list text:style-name="L2">
              <text:list-header>
                <text:p text:style-name="P3"><text:span text:style-name="T2">Gregory Crosswhite</text:span></text:p>
                <text:p text:style-name="P3"><text:span text:style-name="T2">Univ. of Washington, Dept. Physics</text:span></text:p>
                <text:p text:style-name="P3"><text:span text:style-name="T2"/></text:p>
              </text:list-header>
            </text:list>
          </draw:text-box>
        </draw:frame>
        <draw:frame draw:style-name="gr1" draw:text-style-name="P4" draw:layer="layout" svg:width="5.644cm" svg:height="4.339cm" svg:x="0.847cm" svg:y="0.847cm">
          <draw:image xlink:href="Pictures/2000000D0000160C000010F3A598A678.svm" xlink:type="simple" xlink:show="embed" xlink:actuate="onLoad">
            <text:p/>
          </draw:image>
        </draw:frame>
        <draw:frame draw:style-name="gr1" draw:text-style-name="P4" draw:layer="layout" svg:width="5.08cm" svg:height="4.445cm" svg:x="7.62cm" svg:y="0.847cm">
          <draw:image xlink:href="Pictures/2000000D00002D56000027B0D7BC4283.svm" xlink:type="simple" xlink:show="embed" xlink:actuate="onLoad">
            <text:p/>
          </draw:image>
        </draw:frame>
        <draw:frame draw:style-name="gr1" draw:text-style-name="P4" draw:layer="layout" svg:width="4.304cm" svg:height="4.093cm" svg:x="1.27cm" svg:y="9.948cm">
          <draw:image xlink:href="Pictures/2000000D000010CF00000FFC45ADA959.svm" xlink:type="simple" xlink:show="embed" xlink:actuate="onLoad">
            <text:p/>
          </draw:image>
        </draw:frame>
        <draw:frame draw:style-name="gr1" draw:text-style-name="P4" draw:layer="layout" svg:width="5.292cm" svg:height="2.955cm" svg:x="1.27cm" svg:y="15.028cm">
          <draw:image xlink:href="Pictures/2000000D00000F4B0000088BA344F897.svm" xlink:type="simple" xlink:show="embed" xlink:actuate="onLoad">
            <text:p/>
          </draw:image>
        </draw:frame>
        <draw:frame draw:style-name="gr1" draw:text-style-name="P4" draw:layer="layout" svg:width="4.868cm" svg:height="4.868cm" svg:x="19.262cm" svg:y="0.635cm">
          <draw:image xlink:href="Pictures/2000000D00000CAD00000CADD69EDCD7.svm" xlink:type="simple" xlink:show="embed" xlink:actuate="onLoad">
            <text:p/>
          </draw:image>
        </draw:frame>
        <draw:frame draw:style-name="gr1" draw:text-style-name="P4" draw:layer="layout" svg:width="12.347cm" svg:height="2.399cm" svg:x="9.878cm" svg:y="15.24cm">
          <draw:image xlink:href="Pictures/2000000D0000303B0000095E7325770B.svm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>
        <office:forms form:automatic-focus="false" form:apply-design-mode="false"/>
        <draw:custom-shape draw:style-name="gr3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Outline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Motivation: <text:s/>Quantum States are HUGE</text:span></text:p>
              </text:list-item>
              <text:list-item>
                <text:p text:style-name="P3"><text:span text:style-name="T2">1D -- Finite State Automata</text:span></text:p>
              </text:list-item>
              <text:list-item>
                <text:p text:style-name="P3"><text:span text:style-name="T2">2D -- Quadapolic Picture Automata (2005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Quantum states are HUGE" draw:style-name="dp3" draw:master-page-name="Default" presentation:presentation-page-layout-name="AL2T1" draw:id="id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Quantum states are HUGE</text:p>
              </text:list-header>
            </text:list>
          </draw:text-box>
        </draw:frame>
        <draw:g draw:id="id2">
          <draw:custom-shape draw:style-name="gr4" draw:text-style-name="P2" draw:layer="layout" svg:width="1.058cm" svg:height="1.058cm" svg:x="5.0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5.0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5.5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3">
          <draw:custom-shape draw:style-name="gr4" draw:text-style-name="P2" draw:layer="layout" svg:width="1.058cm" svg:height="1.058cm" svg:x="7.19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7.19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7.62cm" svg:y="10.15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">
          <draw:custom-shape draw:style-name="gr4" draw:text-style-name="P2" draw:layer="layout" svg:width="1.058cm" svg:height="1.058cm" svg:x="9.313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9.313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9.736cm" svg:y="10.15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5">
          <draw:custom-shape draw:style-name="gr4" draw:text-style-name="P2" draw:layer="layout" svg:width="1.058cm" svg:height="1.058cm" svg:x="11.4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1.4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1.85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6">
          <draw:custom-shape draw:style-name="gr4" draw:text-style-name="P2" draw:layer="layout" svg:width="1.058cm" svg:height="1.058cm" svg:x="13.54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3.54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3.97cm" svg:y="10.15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7">
          <draw:custom-shape draw:style-name="gr4" draw:text-style-name="P2" draw:layer="layout" svg:width="1.058cm" svg:height="1.058cm" svg:x="15.66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5.66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6.086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8">
          <draw:custom-shape draw:style-name="gr4" draw:text-style-name="P2" draw:layer="layout" svg:width="1.058cm" svg:height="1.058cm" svg:x="17.7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7.7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8.2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9">
          <draw:custom-shape draw:style-name="gr4" draw:text-style-name="P2" draw:layer="layout" svg:width="1.058cm" svg:height="1.058cm" svg:x="19.89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9.897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20.32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id="id10" draw:layer="layout" svg:width="9.303cm" svg:height="1.277cm" svg:x="7.839cm" svg:y="15.663cm">
          <text:list text:style-name="L4">
            <text:list-header>
              <text:p text:style-name="P5">Classical system: 8 bits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draw:id="id1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<text:span text:style-name="T2">Quantum states are HUGE</text:span></text:p>
              </text:list-header>
            </text:list>
          </draw:text-box>
        </draw:frame>
        <draw:g>
          <draw:custom-shape draw:style-name="gr6" draw:text-style-name="P2" draw:layer="layout" svg:width="1.168cm" svg:height="0.986cm" svg:x="5.031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layer="layout" svg:width="19.425cm" svg:height="1.277cm" svg:x="2.875cm" svg:y="15.663cm">
          <text:list text:style-name="L4">
            <text:list-header>
              <text:p text:style-name="P5"><text:span text:style-name="T2">Uncorrelated non-deterministic system: 8 number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1.168cm" svg:height="0.985cm" svg:x="5.031cm" svg:y="12.6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10.16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" draw:layer="layout" svg:width="1.168cm" svg:height="0.986cm" svg:x="7.148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34cm" svg:height="2.465cm" svg:x="7.615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8cm" svg:height="0.985cm" svg:x="7.148cm" svg:y="12.5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7.615cm" svg:y="10.139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1.167cm" svg:height="0.986cm" svg:x="9.26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234cm" svg:height="2.465cm" svg:x="9.731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7cm" svg:height="0.985cm" svg:x="9.265cm" svg:y="12.5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9.731cm" svg:y="10.139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2" draw:layer="layout" svg:width="1.168cm" svg:height="0.986cm" svg:x="11.38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2" draw:layer="layout" svg:width="0.234cm" svg:height="2.465cm" svg:x="11.848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2" draw:layer="layout" svg:width="1.168cm" svg:height="0.985cm" svg:x="11.381cm" svg:y="12.5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234cm" svg:height="2.465cm" svg:x="11.848cm" svg:y="10.139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" draw:text-style-name="P2" draw:layer="layout" svg:width="1.168cm" svg:height="0.986cm" svg:x="13.498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232cm" svg:height="2.465cm" svg:x="13.966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" draw:layer="layout" svg:width="1.168cm" svg:height="0.985cm" svg:x="13.498cm" svg:y="12.6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2" draw:layer="layout" svg:width="0.232cm" svg:height="2.465cm" svg:x="13.966cm" svg:y="10.16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2" draw:text-style-name="P2" draw:layer="layout" svg:width="1.167cm" svg:height="0.986cm" svg:x="15.61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" draw:layer="layout" svg:width="0.232cm" svg:height="2.465cm" svg:x="16.082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1.167cm" svg:height="0.985cm" svg:x="15.615cm" svg:y="12.5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" draw:layer="layout" svg:width="0.232cm" svg:height="2.465cm" svg:x="16.082cm" svg:y="10.139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7.73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2" draw:layer="layout" svg:width="0.232cm" svg:height="2.465cm" svg:x="18.199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7.731cm" svg:y="12.57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232cm" svg:height="2.465cm" svg:x="18.199cm" svg:y="10.139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9.848cm" svg:y="12.53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6" draw:layer="layout" svg:width="0.232cm" svg:height="2.465cm" svg:x="20.316cm" svg:y="10.091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9.848cm" svg:y="6.51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6" draw:layer="layout" svg:width="0.232cm" svg:height="2.466cm" svg:x="20.316cm" svg:y="7.473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2" draw:layer="layout" svg:width="1.058cm" svg:height="1.058cm" svg:x="5.0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7.197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9.31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1.4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3.54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15.66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7.78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9.897cm" svg:y="9.5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draw:id="id1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Quantum states are HUGE</text:p>
              </text:list-header>
            </text:list>
          </draw:text-box>
        </draw:frame>
        <draw:custom-shape draw:style-name="gr31" draw:text-style-name="P2" draw:layer="layout" svg:width="0.331cm" svg:height="0.335cm" svg:x="1.98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1.98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11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.374cm" svg:height="2.293cm" svg:x="5.35cm" svg:y="15.875cm">
          <text:list text:style-name="L4">
            <text:list-header>
              <text:p text:style-name="P7">Entangled system: 2<text:span text:style-name="T3">8</text:span> complex numbers</text:p>
              <text:p text:style-name="P7">(only <text:span text:style-name="T4">16 of 256</text:span> shown here!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331cm" svg:height="0.335cm" svg:x="2.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2.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63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01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01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3.14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532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532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3.66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04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04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1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56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56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696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0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0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21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59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59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72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1.98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1.98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11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2.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2.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63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016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016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3.14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532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532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3.66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04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04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1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56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56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696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0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0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5.21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596cm" svg:y="8.5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596cm" svg:y="9.5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3cm" svg:x="5.728cm" svg:y="8.75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1.98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1.98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11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2.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2.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63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01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01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3.14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532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532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3.66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048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048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1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56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56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69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08cm" svg:y="11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331cm" svg:height="0.269cm" svg:x="5.08cm" svg:y="12.2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212cm" svg:y="11.40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59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5.59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72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1.98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1.98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11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2.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2.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63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016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016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3.14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532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532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3.66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048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048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1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56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56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696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08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08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212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596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596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728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7.91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7.91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04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42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42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55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94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94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07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45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45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59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97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97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0.10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0.491cm" svg:y="6.0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0.491cm" svg:y="7.01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3cm" svg:x="10.623cm" svg:y="6.21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00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00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13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52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52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65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7.91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7.91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04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42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42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55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94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94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07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45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45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59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97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97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0.10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0.491cm" svg:y="8.5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0.491cm" svg:y="9.5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0.623cm" svg:y="8.75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00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00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1.13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523cm" svg:y="8.5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523cm" svg:y="9.5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1.655cm" svg:y="8.75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7.91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7.91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04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42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42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55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94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94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07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45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45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59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97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97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10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0.491cm" svg:y="11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0.491cm" svg:y="12.2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623cm" svg:y="11.40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007cm" svg:y="11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007cm" svg:y="12.2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139cm" svg:y="11.40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52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52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65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7.91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7.91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04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42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42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55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94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94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07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45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45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59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97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97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10.10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0.491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0.491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0.62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007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007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13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523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523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65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04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04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18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56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56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69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08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08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5.21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59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59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5.72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113cm" svg:y="5.9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113cm" svg:y="6.97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3cm" svg:x="16.245cm" svg:y="6.1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62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62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6.76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14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1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27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66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66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79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04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04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18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56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56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69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08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08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5.21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59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59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5.72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113cm" svg:y="8.5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113cm" svg:y="9.5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3cm" svg:x="16.245cm" svg:y="8.7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62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62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6.76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14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14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7.27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661cm" svg:y="8.5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661cm" svg:y="9.5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3cm" svg:x="17.793cm" svg:y="8.75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04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04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182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56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56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69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08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08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5.21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59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59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5.72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113cm" svg:y="11.1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113cm" svg:y="12.16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245cm" svg:y="11.36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62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62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76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145cm" svg:y="11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145cm" svg:y="12.2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277cm" svg:y="11.40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66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66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79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04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04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182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56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56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69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08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08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5.21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59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59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5.72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113cm" svg:y="13.9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113cm" svg:y="14.91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245cm" svg:y="14.11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62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62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76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145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145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277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661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661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79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34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34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47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85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85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98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37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37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0.50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88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88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1.02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1.405cm" svg:y="5.9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1.405cm" svg:y="6.97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1.537cm" svg:y="6.1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1.921cm" svg:y="6.0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1.921cm" svg:y="7.01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2.053cm" svg:y="6.21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43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43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2.56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95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95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3.08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34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34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47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85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85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98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37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37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0.50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88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88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1.02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1.405cm" svg:y="8.51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1.405cm" svg:y="9.51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1.537cm" svg:y="8.7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1.921cm" svg:y="8.5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1.921cm" svg:y="9.5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2.053cm" svg:y="8.75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43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43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2.56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953cm" svg:y="8.5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953cm" svg:y="9.55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3.085cm" svg:y="8.75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34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34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47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85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85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98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37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37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0.50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88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88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02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1.405cm" svg:y="11.1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1.405cm" svg:y="12.16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537cm" svg:y="11.36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1.921cm" svg:y="11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1.921cm" svg:y="12.2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053cm" svg:y="11.40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437cm" svg:y="11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437cm" svg:y="12.2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569cm" svg:y="11.40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95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95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3.08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34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34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47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85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85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98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37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37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0.50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88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88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02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1.405cm" svg:y="13.91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1.405cm" svg:y="14.91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537cm" svg:y="14.11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1.921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1.921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05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437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437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56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953cm" svg:y="13.9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953cm" svg:y="14.96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3.08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3">
          <draw:custom-shape draw:style-name="gr44" draw:text-style-name="P2" draw:layer="layout" svg:width="14.817cm" svg:height="13.335cm" svg:x="4.86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4" draw:layer="layout" svg:x1="17.356cm" svg:y1="4.445cm" svg:x2="7.619cm" svg:y2="14.182cm">
            <text:p/>
          </draw:line>
          <draw:custom-shape draw:style-name="gr46" draw:text-style-name="P9" draw:layer="layout" svg:width="14.679cm" svg:height="5.34cm" svg:x="4.873cm" svg:y="7.197cm">
            <text:list text:style-name="L4">
              <text:list-header>
                <text:p text:style-name="P8"><text:span text:style-name="T5">NAIV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12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W state" draw:style-name="dp6" draw:master-page-name="Default" presentation:presentation-page-layout-name="AL2T1" draw:id="id14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W state</text:p>
              </text:list-header>
            </text:list>
          </draw:text-box>
        </draw:frame>
        <draw:g>
          <draw:g>
            <draw:custom-shape draw:style-name="gr4" draw:text-style-name="P2" draw:layer="layout" svg:width="0.705cm" svg:height="0.481cm" svg:x="2.963cm" svg:y="5.573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2.963cm" svg:y="7.024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3.245cm" svg:y="5.86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4.515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4.515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4.797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5.926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5.926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6.208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7.337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4cm" svg:x="7.337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7.619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8.889cm" svg:y="9.17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8.889cm" svg:y="10.615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9.171cm" svg:y="9.46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0.442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0.442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0.724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1.853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1.853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2.135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7.408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7.408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7.69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15.875cm" svg:y="12.55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5.875cm" svg:y="14.00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6.157cm" svg:y="12.85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7.427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7.427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709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2.912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2.912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3.194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4.393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4.393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4.675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22.013cm" svg:y="16.36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2.013cm" svg:y="17.81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2.295cm" svg:y="16.66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20.32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0.32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0.60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7.357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7.357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639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8.838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8.838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9.1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7" draw:text-style-name="P10" draw:layer="layout" svg:width="13.439cm" svg:height="1.954cm" svg:x="5.72cm" svg:y="17.101cm">
          <text:list text:style-name="L4">
            <text:list-header>
              <text:p text:style-name="P5"><text:span text:style-name="T6">(O(N) size definition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 draw:id="id15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W state</text:p>
              </text:list-header>
            </text:list>
          </draw:text-box>
        </draw:frame>
        <draw:custom-shape draw:style-name="gr48" draw:text-style-name="P2" draw:layer="layout" svg:width="14.393cm" svg:height="12.112cm" svg:x="5.292cm" svg:y="6.094cm">
          <text:list text:style-name="L4">
            <text:list-header>
              <text:p text:style-name="P7"><text:span text:style-name="T7">A linear combination of all states with one and only one particle spin-down, and the rest spin-up.</text:span></text:p>
              <text:p text:style-name="P7"><text:span text:style-name="T7"/></text:p>
              <text:p text:style-name="P7"><text:span text:style-name="T7">(O(1) size definitio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draw:id="id16">
        <office:forms form:automatic-focus="false" form:apply-design-mode="false"/>
        <draw:custom-shape draw:style-name="gr49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2.7cm" svg:y1="0cm" svg:x2="12.7cm" svg:y2="19.05cm">
          <text:p/>
        </draw:line>
        <draw:frame draw:style-name="gr51" draw:text-style-name="P4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1" draw:text-style-name="P4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1" draw:text-style-name="P4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50" draw:text-style-name="P4" draw:layer="layout" svg:x1="0.635cm" svg:y1="8.043cm" svg:x2="4.445cm" svg:y2="8.043cm">
          <text:p/>
        </draw:line>
        <draw:frame draw:style-name="gr51" draw:text-style-name="P4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custom-shape draw:style-name="gr52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3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39cm" svg:height="1.615cm" svg:x="8.048cm" svg:y="4.105cm">
          <text:list text:style-name="L4">
            <text:list-header>
              <text:p text:style-name="P5"><text:span text:style-name="T8">basi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8" draw:master-page-name="Default" presentation:presentation-page-layout-name="AL2T1" draw:id="id17">
        <office:forms form:automatic-focus="false" form:apply-design-mode="false"/>
        <draw:custom-shape draw:style-name="gr49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12.7cm" svg:y1="0cm" svg:x2="12.7cm" svg:y2="19.05cm">
          <text:p/>
        </draw:line>
        <draw:frame draw:style-name="gr51" draw:text-style-name="P4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1" draw:text-style-name="P4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1" draw:text-style-name="P4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50" draw:text-style-name="P4" draw:layer="layout" svg:x1="0.635cm" svg:y1="8.043cm" svg:x2="4.445cm" svg:y2="8.043cm">
          <text:p/>
        </draw:line>
        <draw:frame draw:style-name="gr51" draw:text-style-name="P4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frame draw:style-name="gr51" draw:text-style-name="P4" draw:layer="layout" svg:width="10.513cm" svg:height="8.467cm" svg:x="13.829cm" svg:y="6.138cm">
          <draw:image xlink:href="Pictures/100000000000012A000000F0D75B53A1.png" xlink:type="simple" xlink:show="embed" xlink:actuate="onLoad">
            <text:p/>
          </draw:image>
        </draw:frame>
        <draw:frame draw:style-name="gr51" draw:text-style-name="P4" draw:layer="layout" svg:width="10.336cm" svg:height="2.011cm" svg:x="13.97cm" svg:y="0.741cm">
          <draw:image xlink:href="Pictures/1000000000000125000000391C2A5D19.png" xlink:type="simple" xlink:show="embed" xlink:actuate="onLoad">
            <text:p/>
          </draw:image>
        </draw:frame>
        <draw:custom-shape draw:style-name="gr52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4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3.148cm" svg:height="1.615cm" svg:x="8.044cm" svg:y="4.105cm">
          <text:list text:style-name="L4">
            <text:list-header>
              <text:p text:style-name="P5"><text:span text:style-name="T8">ba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3.281cm" svg:height="2.329cm" svg:x="14.737cm" svg:y="2.963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6" draw:text-style-name="P10" draw:layer="layout" svg:width="4.85cm" svg:height="1.615cm" svg:x="17.167cm" svg:y="4.233cm">
          <text:list text:style-name="L4">
            <text:list-header>
              <text:p text:style-name="P5"><text:span text:style-name="T8">alphab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7.02cm" svg:height="4.233cm" svg:x="17.357cm" svg:y="14.817cm">
          <draw:image xlink:href="Pictures/10000000000000C7000000785772F65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implified formalism…" draw:style-name="dp9" draw:master-page-name="Default" presentation:presentation-page-layout-name="AL2T1" draw:id="id18">
        <office:forms form:automatic-focus="false" form:apply-design-mode="false"/>
        <draw:frame presentation:style-name="pr5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5">Simplified formalism…</text:p>
              </text:list-header>
            </text:list>
          </draw:text-box>
        </draw:frame>
        <draw:frame draw:style-name="gr51" draw:text-style-name="P4" draw:layer="layout" svg:width="20.602cm" svg:height="3.034cm" svg:x="2.117cm" svg:y="4.233cm">
          <draw:image xlink:href="Pictures/1000000000000248000000564472F9B8.png" xlink:type="simple" xlink:show="embed" xlink:actuate="onLoad">
            <text:p/>
          </draw:image>
        </draw:frame>
        <draw:custom-shape draw:style-name="gr5" draw:text-style-name="P2" draw:layer="layout" svg:width="10.861cm" svg:height="8.389cm" svg:x="13.549cm" svg:y="8.707cm">
          <text:list text:style-name="L4">
            <text:list-header>
              <text:p text:style-name="P5">How can we characterize</text:p>
              <text:p text:style-name="P5">the set of strings which is</text:p>
              <text:p text:style-name="P5">“accepted” by this function?</text:p>
            </text:list-header>
            <text:list-item>
              <text:p text:style-name="P5"/>
            </text:list-item>
            <text:list-item>
              <text:p text:style-name="P5">In the case of the W-state,</text:p>
            </text:list-item>
            <text:list-item>
              <text:p text:style-name="P5">this is the set of strings</text:p>
            </text:list-item>
            <text:list-item>
              <text:p text:style-name="P5">with exactly one down</text:p>
            </text:list-item>
            <text:list-item>
              <text:p text:style-name="P5">arrow symbol.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10.512cm" svg:height="8.467cm" svg:x="2.117cm" svg:y="8.678cm">
          <draw:image xlink:href="Pictures/100000000000012A000000F0D75B53A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draw:id="id1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2T1" draw:id="id2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52" draw:text-style-name="P2" draw:layer="layout" svg:width="1.482cm" svg:height="4.445cm" svg:x="8.043cm" svg:y="8.678cm">
          <text:p/>
          <draw:enhanced-geometry svg:viewBox="0 0 336 1008" draw:type="non-primitive" draw:enhanced-path="M 336 1008 C 308 812 280 616 240 480 200 344 136 272 96 192 56 112 28 56 0 0 N"/>
        </draw:custom-shape>
        <draw:custom-shape draw:style-name="gr5" draw:text-style-name="P2" draw:layer="layout" svg:width="2.339cm" svg:height="2.293cm" svg:x="8.002cm" svg:y="13.379cm">
          <text:list text:style-name="L4">
            <text:list-header>
              <text:p text:style-name="P5">start</text:p>
              <text:p text:style-name="P5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95cm" svg:height="2.293cm" svg:x="17.151cm" svg:y="13.591cm">
          <text:list text:style-name="L4">
            <text:list-header>
              <text:p text:style-name="P5">accept</text:p>
              <text:p text:style-name="P5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2.116cm" svg:height="4.869cm" svg:x="18.133cm" svg:y="8.678cm">
          <text:p/>
          <draw:enhanced-geometry svg:viewBox="0 0 480 1104" draw:type="non-primitive" draw:enhanced-path="M 64 1104 C 32 1028 0 952 64 864 128 776 416 720 448 576 480 432 368 216 256 0 N"/>
        </draw:custom-shape>
        <draw:custom-shape draw:style-name="gr61" draw:text-style-name="P2" draw:layer="layout" svg:width="4.903cm" svg:height="1.375cm" svg:x="10.76cm" svg:y="0.318cm">
          <text:p/>
          <draw:enhanced-geometry svg:viewBox="0 0 1112 312" draw:type="non-primitive" draw:enhanced-path="M 1112 312 C 1104 288 1096 264 1016 216 936 168 784 48 632 24 480 0 208 32 104 72 0 112 4 188 8 264 N"/>
        </draw:custom-shape>
        <draw:custom-shape draw:style-name="gr61" draw:text-style-name="P2" draw:layer="layout" svg:width="1.905cm" svg:height="0.494cm" svg:x="17.78cm" svg:y="1.199cm">
          <text:p/>
          <draw:enhanced-geometry svg:viewBox="0 0 432 112" draw:type="non-primitive" draw:enhanced-path="M 0 112 C 0 72 0 32 48 16 96 0 224 0 288 16 352 32 392 72 432 112 N"/>
        </draw:custom-shape>
        <draw:custom-shape draw:style-name="gr61" draw:text-style-name="P2" draw:layer="layout" svg:width="3.14cm" svg:height="3.175cm" svg:x="13.335cm" svg:y="3.175cm">
          <text:p/>
          <draw:enhanced-geometry svg:viewBox="0 0 712 720" draw:type="non-primitive" draw:enhanced-path="M 672 0 C 692 36 712 72 672 144 632 216 528 360 432 432 336 504 168 528 96 576 24 624 12 672 0 720 N"/>
        </draw:custom-shape>
        <draw:line draw:style-name="gr50" draw:text-style-name="P4" draw:layer="layout" svg:x1="10.583cm" svg:y1="1.27cm" svg:x2="10.795cm" svg:y2="1.482cm">
          <text:p/>
        </draw:line>
        <draw:line draw:style-name="gr50" draw:text-style-name="P4" draw:layer="layout" svg:x1="10.795cm" svg:y1="1.482cm" svg:x2="11.007cm" svg:y2="1.27cm">
          <text:p/>
        </draw:line>
        <draw:line draw:style-name="gr50" draw:text-style-name="P4" draw:layer="layout" svg:x1="13.123cm" svg:y1="6.138cm" svg:x2="13.335cm" svg:y2="6.35cm">
          <text:p/>
        </draw:line>
        <draw:line draw:style-name="gr50" draw:text-style-name="P4" draw:layer="layout" svg:x1="13.335cm" svg:y1="6.35cm" svg:x2="13.547cm" svg:y2="6.138cm">
          <text:p/>
        </draw:line>
        <draw:line draw:style-name="gr50" draw:text-style-name="P4" draw:layer="layout" svg:x1="19.685cm" svg:y1="1.692cm" svg:x2="19.685cm" svg:y2="1.481cm">
          <text:p/>
        </draw:line>
        <draw:line draw:style-name="gr50" draw:text-style-name="P4" draw:layer="layout" svg:x1="19.685cm" svg:y1="1.693cm" svg:x2="19.473cm" svg:y2="1.693cm">
          <text:p/>
        </draw:line>
        <draw:custom-shape draw:style-name="gr5" draw:text-style-name="P2" draw:layer="layout" svg:width="4.363cm" svg:height="1.277cm" svg:x="14.185cm" svg:y="1.693cm">
          <text:list text:style-name="L4">
            <text:list-header>
              <text:p text:style-name="P5">transitions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2T1" draw:id="id21">
        <office:forms form:automatic-focus="false" form:apply-design-mode="false"/>
        <draw:line draw:style-name="gr59" draw:text-style-name="P4" draw:layer="layout" svg:x1="1.27cm" svg:y1="6.773cm" svg:x2="5.927cm" svg:y2="6.773cm">
          <text:p/>
        </draw:lin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22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22" svg:path="M 0 0  L 0.25 0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1" draw:master-page-name="Default" presentation:presentation-page-layout-name="AL2T1" draw:id="id23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1" draw:master-page-name="Default" presentation:presentation-page-layout-name="AL2T1" draw:id="id2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1" draw:master-page-name="Default" presentation:presentation-page-layout-name="AL2T1" draw:id="id2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1" draw:master-page-name="Default" presentation:presentation-page-layout-name="AL2T1" draw:id="id2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27" draw:layer="layout" svg:width="1.058cm" svg:height="1.058cm" svg:x="7.1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27" svg:path="m0.062244094488189-0.00383202099737533c0.0227952755905512 0.00031496062992126 0.0325590551181102-0.0342782152230971 0.0516535433070866-0.0430446194225722 0.0209899808956505-0.00963663727717842 0.0281496062992126-0.0338582677165354 0.0468110236220472-0.0473490813648294 0.0177940924214455-0.0128638023975007 0.0111417322834646-0.0454068241469816 0.00645669291338583-0.0667191601049869-0.00556118336228642-0.0252979321578519-0.0238976377952756-0.0427296587926509-0.0274409448818897-0.0688713910761155-0.00503064294137473-0.0371149657008094-0.0273228346456693-0.0187926509186351-0.0435826771653543-0.0236745406824147-0.0159057365719388-0.00477557223951675-0.032007874015748 0.00372703412073488-0.0484251968503937 0.010761154855643-0.0211467704420076 0.00906048677611199-0.0385433070866142 0.0237795275590551-0.0532677165354331 0.0430446194225722-0.0141082827788149 0.0184589653469699-0.0060236220472441 0.0471916010498688-0.00645669291338583 0.0710236220472441-0.000416864255289619 0.0229401662910895-0.00283464566929134 0.0465616797900263 0.00322834645669291 0.0688713910761155l0.00322834645669291 0.0215223097112861 0.00484251968503937 0.0215223097112861v0.004304461942257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8" draw:master-page-name="Default" presentation:presentation-page-layout-name="AL2T1" draw:id="id2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8" draw:master-page-name="Default" presentation:presentation-page-layout-name="AL2T1" draw:id="id2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id="id30" draw:layer="layout" svg:width="2.752cm" svg:height="4.868cm" svg:x="3.84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0" svg:path="m-0.00137795275590551-0.00078740157480315 0.197322834645669 0.00073490813648294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8" draw:master-page-name="Default" presentation:presentation-page-layout-name="AL2T1" draw:id="id3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8" draw:master-page-name="Default" presentation:presentation-page-layout-name="AL2T1" draw:id="id3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33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33" svg:path="m0.000708661417322835 0.00057742782152231 0.416023622047244-0.00446194225721785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8" draw:master-page-name="Default" presentation:presentation-page-layout-name="AL2T1" draw:id="id34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8" draw:master-page-name="Default" presentation:presentation-page-layout-name="AL2T1" draw:id="id35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36" draw:layer="layout" svg:width="2.751cm" svg:height="4.868cm" svg:x="8.93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6" svg:path="m-0.00251968503937008-0.00125984251968504h0.200944881889764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8" draw:master-page-name="Default" presentation:presentation-page-layout-name="AL2T1" draw:id="id3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1" draw:master-page-name="Default" presentation:presentation-page-layout-name="AL2T1" draw:id="id3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39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9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1" draw:master-page-name="Default" presentation:presentation-page-layout-name="AL2T1" draw:id="id40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1" draw:master-page-name="Default" presentation:presentation-page-layout-name="AL2T1" draw:id="id41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42" draw:layer="layout" svg:width="2.751cm" svg:height="4.868cm" svg:x="14.01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2" svg:path="m-0.00114173228346457-0.00020997375328084h0.199685039370079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8" draw:master-page-name="Default" presentation:presentation-page-layout-name="AL2T1" draw:id="id4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2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1" draw:master-page-name="Default" presentation:presentation-page-layout-name="AL2T1" draw:id="id4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2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45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5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8" draw:master-page-name="Default" presentation:presentation-page-layout-name="AL2T1" draw:id="id46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8" draw:master-page-name="Default" presentation:presentation-page-layout-name="AL2T1" draw:id="id4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48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48" smil:attributeName="x" smil:values="x;1+width/2" smil:keyTimes="0;1"/>
                  <anim:animate smil:dur="1s" smil:targetElement="id48" smil:attributeName="y" smil:values="y;y" smil:keyTimes="0;1"/>
                  <anim:set smil:begin="0.998s" smil:dur="0.002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8" draw:master-page-name="Default" presentation:presentation-page-layout-name="AL2T1" draw:id="id49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8" draw:master-page-name="Default" presentation:presentation-page-layout-name="AL2T1" draw:id="id50">
        <office:forms form:automatic-focus="false" form:apply-design-mode="false"/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73" draw:text-style-name="P4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4" draw:text-style-name="P2" draw:layer="layout" svg:width="4.022cm" svg:height="3.598cm" svg:x="7.514cm" svg:y="8.255cm">
          <text:p/>
          <draw:enhanced-geometry svg:viewBox="0 0 912 816" draw:type="non-primitive" draw:enhanced-path="M 0 0 C 188 76 376 152 528 288 680 424 796 620 912 816 N"/>
        </draw:custom-shape>
        <draw:line draw:style-name="gr75" draw:text-style-name="P4" draw:layer="layout" svg:x1="11.43cm" svg:y1="12.276cm" svg:x2="17.145cm" svg:y2="2.539cm">
          <text:p/>
        </draw:lin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draw:id="id5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2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52" svg:path="M 0 0  L 0.25 0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11" draw:master-page-name="Default" presentation:presentation-page-layout-name="AL2T1" draw:id="id53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8" draw:master-page-name="Default" presentation:presentation-page-layout-name="AL2T1" draw:id="id54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3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11" draw:master-page-name="Default" presentation:presentation-page-layout-name="AL2T1" draw:id="id55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66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6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6" svg:path="m0.000748031496062992 0.00110236220472441 0.416653543307087-0.0101312335958005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11" draw:master-page-name="Default" presentation:presentation-page-layout-name="AL2T1" draw:id="id57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7" draw:text-style-name="P2" draw:id="id58" draw:layer="layout" svg:width="2.751cm" svg:height="4.868cm" svg:x="3.83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8" svg:path="m-0.000393700787401575 0.00026246719160105h0.19807086614173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11" draw:master-page-name="Default" presentation:presentation-page-layout-name="AL2T1" draw:id="id59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2.963cm" svg:height="2.329cm" svg:x="20.955cm" svg:y="11.218cm">
          <text:list text:style-name="L4">
            <text:list-header>
              <text:p text:style-name="P7">???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cm" svg:height="9.525cm" svg:x="3.175cm" svg:y="1.905cm" draw:page-number="4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11" draw:master-page-name="Default" presentation:presentation-page-layout-name="AL2T1" draw:id="id60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1" draw:layer="layout" svg:width="1.058cm" svg:height="1.058cm" svg:x="17.8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urve-down">
                  <anim:animateTransform smil:begin="0s" smil:dur="1s" smil:accelerate="0.5" smil:targetElement="id61" smil:from="1,1" smil:to="2.5,2.5" smil:attributeName="transform" svg:type="scale"/>
                  <anim:animateMotion smil:begin="0s" smil:dur="1s" smil:accelerate="0.5" smil:targetElement="id61" svg:path="M 0.0000 0.0000 C 0.03802 0.0 0.1441 0.02341 0.1826 0.0915 C 0.22118 0.15964 0.24705 0.31256 0.2318 0.4083 C 0.21649 0.50394 0.20747 0.57948 0.0908 0.6661 C -0.02552 0.75279 -0.37517 0.88508 -0.4674 0.9289"/>
                  <anim:transitionFilter smil:dur="1s" smil:targetElement="id61" smil:type="fade" smil:subtype="crossfade" smil:mode="out"/>
                  <anim:set smil:begin="0.999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frame draw:style-name="gr78" draw:text-style-name="P11" draw:id="id62" draw:layer="layout" svg:width="19.049cm" svg:height="19.049cm" svg:x="3.279cm" svg:y="0.001cm">
          <draw:image xlink:href="Pictures/100002010000032000000320FF174D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2s" smil:fill="hold" smil:targetElement="id62" smil:attributeName="visibility" smil:to="visible"/>
                  <anim:animate smil:dur="1s" smil:fill="hold" smil:targetElement="id62" smil:attributeName="width" smil:values="0;width" smil:keyTimes="0;1"/>
                  <anim:animate smil:dur="1s" smil:fill="hold" smil:targetElement="id6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4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11" draw:master-page-name="Default" presentation:presentation-page-layout-name="AL2T1" draw:id="id63">
        <office:forms form:automatic-focus="false" form:apply-design-mode="false"/>
        <draw:frame draw:style-name="gr51" draw:text-style-name="P4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22.86cm" svg:height="16.933cm" svg:x="1.482cm" svg:y="1.271cm">
          <text:p/>
          <draw:enhanced-geometry svg:viewBox="0 0 5184 3840" draw:type="non-primitive" draw:enhanced-path="M 0 0 C 516 472 1032 944 1536 1344 2040 1744 2416 1984 3024 2400 3632 2816 4408 3328 5184 3840 N"/>
        </draw:custom-shape>
        <draw:custom-shape draw:style-name="gr80" draw:text-style-name="P2" draw:layer="layout" svg:width="18.627cm" svg:height="16.298cm" svg:x="1.271cm" svg:y="1.27cm">
          <text:p/>
          <draw:enhanced-geometry svg:viewBox="0 0 4224 3696" draw:type="non-primitive" draw:enhanced-path="M 0 3696 C 632 3332 1264 2968 1968 2352 2672 1736 3448 868 4224 0 N"/>
        </draw:custom-shap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draw:id="id6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11" draw:master-page-name="Default" presentation:presentation-page-layout-name="AL2T1" draw:id="id6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4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11" draw:master-page-name="Default" presentation:presentation-page-layout-name="AL2T1" draw:id="id6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67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67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11" draw:master-page-name="Default" presentation:presentation-page-layout-name="AL2T1" draw:id="id6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11" draw:master-page-name="Default" presentation:presentation-page-layout-name="AL2T1" draw:id="id6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0" draw:layer="layout" svg:width="2.752cm" svg:height="4.868cm" svg:x="8.9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0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11" draw:master-page-name="Default" presentation:presentation-page-layout-name="AL2T1" draw:id="id7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11" draw:master-page-name="Default" presentation:presentation-page-layout-name="AL2T1" draw:id="id7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3" draw:layer="layout" svg:width="2.752cm" svg:height="4.868cm" svg:x="14.0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3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11" draw:master-page-name="Default" presentation:presentation-page-layout-name="AL2T1" draw:id="id7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11" draw:master-page-name="Default" presentation:presentation-page-layout-name="AL2T1" draw:id="id7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76" draw:layer="layout" svg:width="2.752cm" svg:height="4.868cm" svg:x="19.1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76" smil:attributeName="x" smil:values="x;1+width/2" smil:keyTimes="0;1"/>
                  <anim:animate smil:dur="0.5s" smil:targetElement="id76" smil:attributeName="y" smil:values="y;y" smil:keyTimes="0;1"/>
                  <anim:set smil:begin="0.499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5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8" draw:master-page-name="Default" presentation:presentation-page-layout-name="AL2T1" draw:id="id7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8" draw:master-page-name="Default" presentation:presentation-page-layout-name="AL2T1" draw:id="id7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1" draw:text-style-name="P4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80" draw:text-style-name="P2" draw:layer="layout" svg:width="18.627cm" svg:height="16.298cm" svg:x="1.27cm" svg:y="1.27cm">
          <text:p/>
          <draw:enhanced-geometry svg:viewBox="0 0 4224 3696" draw:type="non-primitive" draw:enhanced-path="M 0 3696 C 632 3332 1264 2968 1968 2352 2672 1736 3448 868 4224 0 N"/>
        </draw:custom-shape>
        <draw:custom-shape draw:style-name="gr79" draw:text-style-name="P2" draw:layer="layout" svg:width="22.86cm" svg:height="16.933cm" svg:x="1.482cm" svg:y="1.27cm">
          <text:p/>
          <draw:enhanced-geometry svg:viewBox="0 0 5184 3840" draw:type="non-primitive" draw:enhanced-path="M 0 0 C 516 472 1032 944 1536 1344 2040 1744 2416 1984 3024 2400 3632 2816 4408 3328 5184 3840 N"/>
        </draw:custom-shape>
        <anim:par presentation:node-type="timing-root">
          <anim:par smil:begin="id7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8" draw:master-page-name="Default" presentation:presentation-page-layout-name="AL2T1" draw:id="id7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1" draw:text-style-name="P4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4" draw:layer="layout" svg:x1="1.27cm" svg:y1="6.773cm" svg:x2="5.927cm" svg:y2="6.773cm">
          <text:p/>
        </draw:line>
        <draw:frame draw:style-name="gr51" draw:text-style-name="P4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5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10" draw:master-page-name="Default" presentation:presentation-page-layout-name="AL2T1" draw:id="id80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11" draw:master-page-name="Default" presentation:presentation-page-layout-name="AL2T1" draw:id="id81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7cm" svg:height="3.985cm" svg:x="4.239cm" svg:y="13.547cm">
          <text:list text:style-name="L1">
            <text:list-header>
              <text:p text:style-name="P8"><text:span text:style-name="T9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11" draw:master-page-name="Default" presentation:presentation-page-layout-name="AL2T1" draw:id="id82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5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6cm" svg:height="3.985cm" svg:x="4.24cm" svg:y="13.547cm">
          <text:list text:style-name="L5">
            <text:list-header>
              <text:p text:style-name="P8"><text:span text:style-name="T10">I I I I</text:span><text:span text:style-name="T9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11" draw:master-page-name="Default" presentation:presentation-page-layout-name="AL2T1" draw:id="id83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5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7cm" svg:height="3.985cm" svg:x="4.239cm" svg:y="13.547cm">
          <text:list text:style-name="L1">
            <text:list-header>
              <text:p text:style-name="P8"><text:span text:style-name="T9">I I I I </text:span><text:span text:style-name="T10">Z</text:span><text:span text:style-name="T9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11" draw:master-page-name="Default" presentation:presentation-page-layout-name="AL2T1" draw:id="id84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5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76cm" svg:height="3.985cm" svg:x="4.24cm" svg:y="13.547cm">
          <text:list text:style-name="L1">
            <text:list-header>
              <text:p text:style-name="P8"><text:span text:style-name="T9">I I I I Z </text:span><text:span text:style-name="T10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11" draw:master-page-name="Default" presentation:presentation-page-layout-name="AL2T1" draw:id="id85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81" draw:text-style-name="P9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6.877cm" svg:height="3.985cm" svg:x="4.239cm" svg:y="13.547cm">
          <text:list text:style-name="L1">
            <text:list-header>
              <text:p text:style-name="P8"><text:span text:style-name="T9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8" draw:master-page-name="Default" presentation:presentation-page-layout-name="AL2T1" draw:id="id86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703cm" svg:height="3.985cm" svg:x="3.057cm" svg:y="13.547cm">
          <text:list text:style-name="L1">
            <text:list-header>
              <text:p text:style-name="P8"><text:span text:style-name="T9">I I I I Z Z I I I I 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5" draw:master-page-name="Default" presentation:presentation-page-layout-name="AL2T1" draw:id="id87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8"><text:span text:style-name="T9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11" draw:master-page-name="Default" presentation:presentation-page-layout-name="AL2T1" draw:id="id88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5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7cm" svg:height="3.985cm" svg:x="3.059cm" svg:y="13.547cm">
          <text:list text:style-name="L5">
            <text:list-header>
              <text:p text:style-name="P8"><text:span text:style-name="T10">I I I I</text:span><text:span text:style-name="T9">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11" draw:master-page-name="Default" presentation:presentation-page-layout-name="AL2T1" draw:id="id89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5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8"><text:span text:style-name="T9">I I I I </text:span><text:span text:style-name="T10">Z</text:span><text:span text:style-name="T9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6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11" draw:master-page-name="Default" presentation:presentation-page-layout-name="AL2T1" draw:id="id90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5">
            <text:list-header>
              <text:p text:style-name="P8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8"><text:span text:style-name="T9">I I I I Z </text:span><text:span text:style-name="T10">Z</text:span><text:span text:style-name="T9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11" draw:master-page-name="Default" presentation:presentation-page-layout-name="AL2T1" draw:id="id91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5">
            <text:list-header>
              <text:p text:style-name="P8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7cm" svg:height="3.985cm" svg:x="3.059cm" svg:y="13.547cm">
          <text:list text:style-name="L1">
            <text:list-header>
              <text:p text:style-name="P8"><text:span text:style-name="T9">I I I I Z Z </text:span><text:span text:style-name="T10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11" draw:master-page-name="Default" presentation:presentation-page-layout-name="AL2T1" draw:id="id92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4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8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4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8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48cm" svg:height="3.985cm" svg:x="3.058cm" svg:y="13.547cm">
          <text:list text:style-name="L1">
            <text:list-header>
              <text:p text:style-name="P8"><text:span text:style-name="T9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 draw:id="id93">
        <office:forms form:automatic-focus="false" form:apply-design-mode="false"/>
        <draw:custom-shape draw:style-name="gr85" draw:text-style-name="P2" draw:layer="layout" svg:width="2.54cm" svg:height="2.787cm" svg:x="19.05cm" svg:y="12.065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6cm" svg:height="2.117cm" svg:x="17.99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4" draw:layer="layout" svg:x1="8.255cm" svg:y1="16.51cm" svg:x2="8.255cm" svg:y2="13.758cm">
          <text:p/>
        </draw:line>
        <draw:line draw:style-name="gr87" draw:text-style-name="P4" draw:layer="layout" svg:x1="7.408cm" svg:y1="13.547cm" svg:x2="7.408cm" svg:y2="16.298cm">
          <text:p/>
        </draw:line>
        <draw:custom-shape draw:style-name="gr4" draw:text-style-name="P2" draw:layer="layout" svg:width="0.635cm" svg:height="0.635cm" svg:x="5.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5.887cm" svg:y1="4.233cm" svg:x2="8.004cm" svg:y2="2.117cm">
          <text:p/>
        </draw:line>
        <draw:custom-shape draw:style-name="gr4" draw:text-style-name="P2" draw:layer="layout" svg:width="0.635cm" svg:height="0.635cm" svg:x="8.21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7cm" svg:height="1.277cm" draw:transform="rotate (0.832172987350739) translate (5.52cm 3.006cm)">
          <text:list text:style-name="L1">
            <text:list-header>
              <text:p text:style-name="P8"><text:span text:style-name="T11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1.81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4" draw:layer="layout" svg:x1="12.66cm" svg:y1="4.233cm" svg:x2="14.777cm" svg:y2="2.117cm">
          <text:p/>
        </draw:line>
        <draw:custom-shape draw:style-name="gr4" draw:text-style-name="P2" draw:layer="layout" svg:width="0.635cm" svg:height="0.635cm" svg:x="14.989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7cm" svg:height="1.277cm" draw:transform="rotate (0.832172987350739) translate (12.319cm 2.981cm)">
          <text:list text:style-name="L1">
            <text:list-header>
              <text:p text:style-name="P8"><text:span text:style-name="T11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8.4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4" draw:layer="layout" svg:x1="11.178cm" svg:y1="4.233cm" svg:x2="9.061cm" svg:y2="2.117cm">
          <text:p/>
        </draw:line>
        <draw:custom-shape draw:style-name="gr5" draw:text-style-name="P2" draw:layer="layout" svg:width="1.747cm" svg:height="1.277cm" draw:transform="rotate (0.832172987350739) translate (9.26cm 2.972cm)">
          <text:list text:style-name="L1">
            <text:list-header>
              <text:p text:style-name="P8"><text:span text:style-name="T11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line draw:style-name="gr91" draw:text-style-name="P4" draw:layer="layout" svg:x1="17.951cm" svg:y1="4.264cm" svg:x2="15.834cm" svg:y2="2.148cm">
          <text:p/>
        </draw:line>
        <draw:custom-shape draw:style-name="gr5" draw:text-style-name="P2" draw:layer="layout" svg:width="1.747cm" svg:height="1.277cm" draw:transform="rotate (0.832172987350739) translate (16.199cm 3.001cm)">
          <text:list text:style-name="L1">
            <text:list-header>
              <text:p text:style-name="P8"><text:span text:style-name="T11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51" draw:text-style-name="P4" draw:layer="layout" svg:width="19.156cm" svg:height="1.023cm" svg:x="2.963cm" svg:y="6.138cm">
          <draw:image xlink:href="Pictures/100000000000021F0000001D743B5871.png" xlink:type="simple" xlink:show="embed" xlink:actuate="onLoad">
            <text:p/>
          </draw:image>
        </draw:frame>
        <draw:custom-shape draw:style-name="gr57" draw:text-style-name="P2" draw:layer="layout" svg:width="1.693cm" svg:height="1.693cm" svg:x="6.98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6.98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3cm" svg:x="13.33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13.33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8.415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4" draw:layer="layout" svg:x1="8.678cm" svg:y1="12.912cm" svg:x2="12.912cm" svg:y2="12.912cm">
          <text:p/>
        </draw:line>
        <draw:line draw:style-name="gr93" draw:text-style-name="P4" draw:layer="layout" svg:x1="8.678cm" svg:y1="17.145cm" svg:x2="12.912cm" svg:y2="17.145cm">
          <text:p/>
        </draw:line>
        <draw:line draw:style-name="gr94" draw:text-style-name="P4" draw:layer="layout" svg:x1="15.028cm" svg:y1="16.933cm" svg:x2="17.992cm" svg:y2="15.663cm">
          <text:p/>
        </draw:line>
        <draw:line draw:style-name="gr95" draw:text-style-name="P4" draw:layer="layout" svg:x1="15.028cm" svg:y1="13.123cm" svg:x2="17.992cm" svg:y2="14.393cm">
          <text:p/>
        </draw:line>
        <draw:custom-shape draw:style-name="gr5" draw:text-style-name="P2" draw:layer="layout" svg:width="0.972cm" svg:height="1.954cm" svg:x="6.355cm" svg:y="13.855cm">
          <text:list text:style-name="L1">
            <text:list-header>
              <text:p text:style-name="P8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72cm" svg:height="1.954cm" svg:x="8.547cm" svg:y="13.926cm">
          <text:list text:style-name="L1">
            <text:list-header>
              <text:p text:style-name="P8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6cm" svg:height="1.954cm" svg:x="9.814cm" svg:y="15.408cm">
          <text:list text:style-name="L1">
            <text:list-header>
              <text:p text:style-name="P8"><text:span text:style-name="T12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6cm" svg:height="1.954cm" svg:x="15.353cm" svg:y="14.773cm">
          <text:list text:style-name="L1">
            <text:list-header>
              <text:p text:style-name="P8"><text:span text:style-name="T12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22cm" svg:height="1.954cm" svg:x="15.407cm" svg:y="11.853cm">
          <text:list text:style-name="L1">
            <text:list-header>
              <text:p text:style-name="P8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22cm" svg:height="1.954cm" svg:x="9.741cm" svg:y="11.218cm">
          <text:list text:style-name="L1">
            <text:list-header>
              <text:p text:style-name="P8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4" draw:layer="layout" svg:x1="2.54cm" svg:y1="12.912cm" svg:x2="6.773cm" svg:y2="12.912cm">
          <text:p/>
        </draw:line>
        <draw:custom-shape draw:style-name="gr5" draw:text-style-name="P2" draw:layer="layout" svg:width="0.972cm" svg:height="1.954cm" svg:x="21.172cm" svg:y="11.43cm">
          <text:list text:style-name="L1">
            <text:list-header>
              <text:p text:style-name="P8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t what about the weights?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5">But what about the <text:span text:style-name="T4">weights</text:span>?</text:p>
              </text:list-header>
            </text:list>
          </draw:text-box>
        </draw:frame>
        <draw:frame draw:style-name="gr51" draw:text-style-name="P4" draw:layer="layout" svg:width="8.926cm" svg:height="8.079cm" svg:x="8.237cm" svg:y="6.738cm">
          <draw:image xlink:href="Pictures/10000000000000FD000000E55B1006F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draw:style-name="gr51" draw:text-style-name="P4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custom-shape draw:style-name="gr97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4" draw:layer="layout" svg:x1="7.832cm" svg:y1="13.159cm" svg:x2="12.065cm" svg:y2="13.159cm">
          <text:p/>
        </draw:line>
        <draw:line draw:style-name="gr99" draw:text-style-name="P4" draw:layer="layout" svg:x1="2.963cm" svg:y1="13.123cm" svg:x2="5.927cm" svg:y2="13.123cm">
          <text:p/>
        </draw:line>
        <draw:line draw:style-name="gr100" draw:text-style-name="P4" draw:layer="layout" svg:x1="14.182cm" svg:y1="13.159cm" svg:x2="18.415cm" svg:y2="13.159cm">
          <text:p/>
        </draw:line>
        <draw:custom-shape draw:style-name="gr101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02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5.734cm" svg:y="9.984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10" draw:master-page-name="Default" presentation:presentation-page-layout-name="AL2T1" draw:id="id94">
        <office:forms form:automatic-focus="false" form:apply-design-mode="false"/>
        <draw:frame draw:style-name="gr51" draw:text-style-name="P4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frame draw:style-name="gr51" draw:text-style-name="P4" draw:layer="layout" svg:width="7.902cm" svg:height="1.517cm" svg:x="3.175cm" svg:y="4.445cm">
          <draw:image xlink:href="Pictures/10000000000000E00000002BB3E29BCF.png" xlink:type="simple" xlink:show="embed" xlink:actuate="onLoad">
            <text:p/>
          </draw:image>
        </draw:frame>
        <draw:custom-shape draw:style-name="gr103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4" draw:layer="layout" svg:x1="7.832cm" svg:y1="13.159cm" svg:x2="12.065cm" svg:y2="13.159cm">
          <text:p/>
        </draw:line>
        <draw:line draw:style-name="gr105" draw:text-style-name="P4" draw:layer="layout" svg:x1="2.963cm" svg:y1="13.123cm" svg:x2="5.927cm" svg:y2="13.123cm">
          <text:p/>
        </draw:line>
        <draw:line draw:style-name="gr106" draw:text-style-name="P4" draw:layer="layout" svg:x1="14.182cm" svg:y1="13.159cm" svg:x2="18.415cm" svg:y2="13.159cm">
          <text:p/>
        </draw:line>
        <draw:custom-shape draw:style-name="gr107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08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109" draw:text-style-name="P2" draw:layer="layout" svg:width="18.142cm" svg:height="2.293cm" svg:x="3.598cm" svg:y="15.663cm">
          <text:list text:style-name="L4">
            <text:list-header>
              <text:p text:style-name="P12">RULE: <text:s/>The weight assigned to a string is the product of all the factors along the path.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5cm" svg:x="3.175cm" svg:y="1.905cm" draw:page-number="7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custom-shape draw:style-name="gr109" draw:text-style-name="P2" draw:layer="layout" svg:width="11.853cm" svg:height="7.373cm" svg:x="0.847cm" svg:y="2.752cm">
          <text:list text:style-name="L4">
            <text:list-header>
              <text:p text:style-name="P12"><text:span text:style-name="T2">RULE: <text:s/>The weight assigned to a string is the sum of the of the weight of all possible paths through the automata, where each path has a weight equal to the product of weights along i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7.902cm" svg:height="1.517cm" svg:x="3.175cm" svg:y="0.847cm">
          <draw:image xlink:href="Pictures/10000000000000E00000002BB3E29BCF.png" xlink:type="simple" xlink:show="embed" xlink:actuate="onLoad">
            <text:p/>
          </draw:image>
        </draw:frame>
        <draw:custom-shape draw:style-name="gr110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4" draw:layer="layout" svg:x1="7.832cm" svg:y1="13.159cm" svg:x2="12.065cm" svg:y2="13.159cm">
          <text:p/>
        </draw:line>
        <draw:line draw:style-name="gr112" draw:text-style-name="P4" draw:layer="layout" svg:x1="2.963cm" svg:y1="13.123cm" svg:x2="5.927cm" svg:y2="13.123cm">
          <text:p/>
        </draw:line>
        <draw:line draw:style-name="gr113" draw:text-style-name="P4" draw:layer="layout" svg:x1="14.182cm" svg:y1="13.159cm" svg:x2="18.415cm" svg:y2="13.159cm">
          <text:p/>
        </draw:line>
        <draw:custom-shape draw:style-name="gr114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5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1" draw:text-style-name="P4" draw:layer="layout" svg:width="0.776cm" svg:height="1.234cm" svg:x="10.654cm" svg:y="11.64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0.776cm" svg:height="1.235cm" svg:x="15.734cm" svg:y="13.335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57" draw:text-style-name="P2" draw:layer="layout" svg:width="1.694cm" svg:height="1.694cm" svg:x="12.488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" draw:layer="layout" svg:width="2.54cm" svg:height="2.787cm" svg:x="13.335cm" svg:y="16.043cm">
          <text:p/>
          <draw:enhanced-geometry svg:viewBox="0 0 1056 1160" draw:mirror-vertical="true" draw:type="non-primitive" draw:enhanced-path="M 392 1160 C 684 1012 976 864 1016 680 1056 496 784 112 632 56 480 0 208 232 104 344 0 456 4 592 8 728 N"/>
        </draw:custom-shape>
        <draw:frame draw:style-name="gr51" draw:text-style-name="P4" draw:layer="layout" svg:width="2.646cm" svg:height="1.376cm" svg:x="15.981cm" svg:y="17.251cm">
          <draw:image xlink:href="Pictures/100000000000004B00000027DEFE39C7.png" xlink:type="simple" xlink:show="embed" xlink:actuate="onLoad">
            <text:p/>
          </draw:image>
        </draw:frame>
        <draw:line draw:style-name="gr117" draw:text-style-name="P4" draw:layer="layout" svg:x1="7.832cm" svg:y1="13.123cm" svg:x2="12.488cm" svg:y2="15.452cm">
          <text:p/>
        </draw:line>
        <draw:frame draw:style-name="gr51" draw:text-style-name="P4" draw:layer="layout" svg:width="0.776cm" svg:height="1.234cm" svg:x="10.654cm" svg:y="15.064cm">
          <draw:image xlink:href="Pictures/100000000000001600000023A7F2C4D4.png" xlink:type="simple" xlink:show="embed" xlink:actuate="onLoad">
            <text:p/>
          </draw:image>
        </draw:frame>
        <draw:line draw:style-name="gr118" draw:text-style-name="P4" draw:layer="layout" svg:x1="14.182cm" svg:y1="16.086cm" svg:x2="18.838cm" svg:y2="14.181cm">
          <text:p/>
        </draw:line>
        <draw:frame draw:style-name="gr51" draw:text-style-name="P4" draw:layer="layout" svg:width="0.776cm" svg:height="1.235cm" svg:x="17.357cm" svg:y="14.852cm">
          <draw:image xlink:href="Pictures/100000000000001600000023A7F2C4D4.png" xlink:type="simple" xlink:show="embed" xlink:actuate="onLoad">
            <text:p/>
          </draw:image>
        </draw:frame>
        <draw:frame draw:style-name="gr51" draw:text-style-name="P4" draw:layer="layout" svg:width="11.43cm" svg:height="6.575cm" svg:x="13.335cm" svg:y="2.752cm">
          <draw:image xlink:href="Pictures/100000000000010A00000099A95C9E50.png" xlink:type="simple" xlink:show="embed" xlink:actuate="onLoad">
            <text:p/>
          </draw:image>
        </draw:frame>
        <draw:frame draw:style-name="gr51" draw:text-style-name="P4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7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103034B4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318 318" svg:d="m159 0 159 318h-318z"/>
    <draw:marker draw:name="Arrowheads_20_15" draw:display-name="Arrowheads 15" svg:viewBox="0 0 318 318" svg:d="m159 0 159 318h-318z"/>
    <draw:marker draw:name="Arrowheads_20_16" draw:display-name="Arrowheads 16" svg:viewBox="0 0 318 318" svg:d="m159 0 159 318h-318z"/>
    <draw:marker draw:name="Arrowheads_20_17" draw:display-name="Arrowheads 17" svg:viewBox="0 0 318 318" svg:d="m159 0 159 318h-318z"/>
    <draw:marker draw:name="Arrowheads_20_18" draw:display-name="Arrowheads 18" svg:viewBox="0 0 318 318" svg:d="m159 0 159 318h-318z"/>
    <draw:marker draw:name="Arrowheads_20_19" draw:display-name="Arrowheads 19" svg:viewBox="0 0 318 318" svg:d="m159 0 159 318h-318z"/>
    <draw:marker draw:name="Arrowheads_20_2" draw:display-name="Arrowheads 2" svg:viewBox="0 0 318 318" svg:d="m159 0 159 318h-318z"/>
    <draw:marker draw:name="Arrowheads_20_20" draw:display-name="Arrowheads 20" svg:viewBox="0 0 318 318" svg:d="m159 0 159 318h-318z"/>
    <draw:marker draw:name="Arrowheads_20_21" draw:display-name="Arrowheads 21" svg:viewBox="0 0 318 318" svg:d="m159 0 159 318h-318z"/>
    <draw:marker draw:name="Arrowheads_20_22" draw:display-name="Arrowheads 22" svg:viewBox="0 0 318 318" svg:d="m159 0 159 318h-318z"/>
    <draw:marker draw:name="Arrowheads_20_23" draw:display-name="Arrowheads 23" svg:viewBox="0 0 318 318" svg:d="m159 0 159 318h-318z"/>
    <draw:marker draw:name="Arrowheads_20_24" draw:display-name="Arrowheads 24" svg:viewBox="0 0 318 318" svg:d="m159 0 159 318h-318z"/>
    <draw:marker draw:name="Arrowheads_20_25" draw:display-name="Arrowheads 25" svg:viewBox="0 0 318 318" svg:d="m159 0 159 318h-318z"/>
    <draw:marker draw:name="Arrowheads_20_26" draw:display-name="Arrowheads 26" svg:viewBox="0 0 318 318" svg:d="m159 0 159 318h-318z"/>
    <draw:marker draw:name="Arrowheads_20_27" draw:display-name="Arrowheads 27" svg:viewBox="0 0 318 318" svg:d="m159 0 159 318h-318z"/>
    <draw:marker draw:name="Arrowheads_20_28" draw:display-name="Arrowheads 28" svg:viewBox="0 0 318 318" svg:d="m159 0 159 318h-318z"/>
    <draw:marker draw:name="Arrowheads_20_29" draw:display-name="Arrowheads 29" svg:viewBox="0 0 318 318" svg:d="m159 0 159 318h-318z"/>
    <draw:marker draw:name="Arrowheads_20_3" draw:display-name="Arrowheads 3" svg:viewBox="0 0 318 318" svg:d="m159 0 159 318h-318z"/>
    <draw:marker draw:name="Arrowheads_20_30" draw:display-name="Arrowheads 30" svg:viewBox="0 0 318 318" svg:d="m159 0 159 318h-318z"/>
    <draw:marker draw:name="Arrowheads_20_31" draw:display-name="Arrowheads 31" svg:viewBox="0 0 318 318" svg:d="m159 0 159 318h-318z"/>
    <draw:marker draw:name="Arrowheads_20_32" draw:display-name="Arrowheads 32" svg:viewBox="0 0 318 318" svg:d="m159 0 159 318h-318z"/>
    <draw:marker draw:name="Arrowheads_20_33" draw:display-name="Arrowheads 33" svg:viewBox="0 0 318 318" svg:d="m159 0 159 318h-318z"/>
    <draw:marker draw:name="Arrowheads_20_34" draw:display-name="Arrowheads 34" svg:viewBox="0 0 318 318" svg:d="m159 0 159 318h-318z"/>
    <draw:marker draw:name="Arrowheads_20_35" draw:display-name="Arrowheads 35" svg:viewBox="0 0 318 318" svg:d="m159 0 159 318h-318z"/>
    <draw:marker draw:name="Arrowheads_20_36" draw:display-name="Arrowheads 36" svg:viewBox="0 0 318 318" svg:d="m159 0 159 318h-318z"/>
    <draw:marker draw:name="Arrowheads_20_37" draw:display-name="Arrowheads 37" svg:viewBox="0 0 318 318" svg:d="m159 0 159 318h-318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letter-kerning="true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1.278cm" fo:min-width="0cm" fo:wrap-option="wrap" draw:shadow-opacity="75%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2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5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6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style:style style:name="MT5" style:family="text">
      <style:text-properties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4" draw:text-style-name="MP9" draw:layer="backgroundobjects" svg:width="5.292cm" svg:height="1.271cm" svg:x="1.905cm" svg:y="17.35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1" draw:layer="backgroundobjects" svg:width="8.044cm" svg:height="1.271cm" svg:x="8.678cm" svg:y="17.357cm" presentation:class="footer">
        <draw:text-box>
          <text:list text:style-name="ML1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6" draw:text-style-name="MP13" draw:layer="backgroundobjects" svg:width="5.292cm" svg:height="1.271cm" svg:x="18.203cm" svg:y="17.357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7" draw:text-style-name="MP7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8" draw:text-style-name="MP7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uilding Machines to Represent Quantum States</dc:title>
    <meta:initial-creator>Gregory Crosswhite</meta:initial-creator>
    <meta:creation-date>2007-08-06T18:52:18</meta:creation-date>
    <dc:date>2010-03-23T10:50:38</dc:date>
    <meta:editing-cycles>118</meta:editing-cycles>
    <meta:editing-duration>PT44H38M08S</meta:editing-duration>
    <meta:generator>OpenOffice.org/3.2$Unix OpenOffice.org_project/320m12$Build-9483</meta:generator>
    <meta:document-statistic meta:object-count="1643"/>
  </office:meta>
</office:document-meta>
</file>